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Practical Questions: Don’t copy from notes, do yourself with different names and variables or approaches.</text:p>
      <text:list xml:id="list274870539" text:style-name="WWNum1">
        <text:list-item>
          <text:p text:style-name="P1">Write a program for JTree and Jtable.</text:p>
        </text:list-item>
        <text:list-item>
          <text:p text:style-name="P1">Write a program to implement the JProgressBar with Event Handling .</text:p>
        </text:list-item>
        <text:list-item>
          <text:p text:style-name="P1">Write a program to create Own Exceptions(Custom Exceptions).</text:p>
        </text:list-item>
        <text:list-item>
          <text:p text:style-name="P1">Write a program to handle the ChangeEvents in Jsliders.</text:p>
        </text:list-item>
        <text:list-item>
          <text:p text:style-name="P1">Write a program to implement the Menus in swing.</text:p>
        </text:list-item>
        <text:list-item>
          <text:p text:style-name="P1">Write a program to implement all kinds of Borders.</text:p>
        </text:list-item>
        <text:list-item>
          <text:p text:style-name="P1">Write a program to handle KeyEvent using KeyListener interface.</text:p>
        </text:list-item>
        <text:list-item>
          <text:p text:style-name="P1">Write a program to handle the Mouse events using MouseAdapter Class.</text:p>
        </text:list-item>
        <text:list-item>
          <text:p text:style-name="P1">Write a program to handle focus Events using FocusListener interface.</text:p>
        </text:list-item>
        <text:list-item>
          <text:p text:style-name="P1">Write a program to save the information Firstname, Lastname and ContactNumber in a database.</text:p>
        </text:list-item>
        <text:list-item>
          <text:p text:style-name="P1">Write a program to update and delete the row data in the database table using PreparedStatement.</text:p>
        </text:list-item>
        <text:list-item>
          <text:p text:style-name="P1">Write a program to implement the additional properties of ResultSet.</text:p>
        </text:list-item>
        <text:list-item>
          <text:p text:style-name="P1">Write a program for Transaction.</text:p>
        </text:list-item>
        <text:list-item>
          <text:p text:style-name="P1">Write a client and server programs using TCP and UDP.</text:p>
        </text:list-item>
        <text:list-item>
          <text:p text:style-name="P1">Write a JavaFX program to implement all types of layouts/roots.</text:p>
        </text:list-item>
        <text:list-item>
          <text:p text:style-name="P1">Write a JavaFX program to implement the menu.</text:p>
        </text:list-item>
        <text:list-item>
          <text:p text:style-name="P1">Write a program to save cookies using Servlet and JSP.</text:p>
        </text:list-item>
        <text:list-item>
          <text:p text:style-name="P1">Write a program to print “Hello Friends” twenty times using JSP.</text:p>
        </text:list-item>
        <text:list-item>
          <text:p text:style-name="P1">Write a program to display the database table’s complete data (at least ten row data) in a html table using jsp.</text:p>
        </text:list-item>
        <text:list-item>
          <text:p text:style-name="P1">Write a program to implement Session Handling in servlet and JSP.</text:p>
        </text:list-item>
        <text:list-item>
          <text:p text:style-name="P1">Write a program to implement the concept of RMI(Remote Method Invocation) <text:s/></text:p>
        </text:list-item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256" meta:character-count="1505" meta:non-whitespace-character-count="1289"/>
    <meta:generator>LibreOfficeDev/6.0.5.2$Linux_X86_64 LibreOffice_project/</meta:generator>
  </office:meta>
</office:document-meta>
</file>